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No of channels</text:p>
          </table:table-cell>
        </table:table-row>
        <table:table-row table:style-name="ro1">
          <table:table-cell/>
          <table:table-cell office:value-type="string" calcext:value-type="string">
            <text:p>One-ho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Chai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setta per residue complex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Rosetta per residue TCR/pMH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Fold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Rosetta total complex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osetta total TC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Rosetta total pMH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table:style-name="ce1" table:formula="of:=SUM([.C2:.C9])" office:value-type="float" office:value="142" calcext:value-type="float">
            <text:p>1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6:07:51.420019351</meta:creation-date>
    <dc:date>2021-03-09T14:26:23.091047841</dc:date>
    <meta:editing-duration>P2DT3H6M25S</meta:editing-duration>
    <meta:editing-cycles>3</meta:editing-cycles>
    <meta:generator>LibreOffice/6.4.6.2$Linux_X86_64 LibreOffice_project/40$Build-2</meta:generator>
    <meta:document-statistic meta:table-count="1" meta:cell-count="19" meta:object-count="0"/>
  </office:meta>
</office:document-meta>
</file>